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, 'Times New Roman', Times, serif"/>
    <style:font-face style:name="Helvetica" svg:font-family="Helvetica, Arial, sans-serif"/>
    <style:font-face style:name="Montserrat" svg:font-family="Montserrat, sans-serif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weight="bold" officeooo:rsid="00145202" officeooo:paragraph-rsid="0014520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weight="normal" officeooo:rsid="00185d39" officeooo:paragraph-rsid="00185d39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0bee1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0bee1f" officeooo:paragraph-rsid="000e08d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0bee1f" officeooo:paragraph-rsid="000e454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0bee1f" officeooo:paragraph-rsid="0019e77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0bee1f" officeooo:paragraph-rsid="001a17c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0bee1f" officeooo:paragraph-rsid="001bbe2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0bee1f" officeooo:paragraph-rsid="000e08d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normal" officeooo:rsid="00161adc" officeooo:paragraph-rsid="00161ad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0e7d77" officeooo:paragraph-rsid="000e7d7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1033a" officeooo:paragraph-rsid="0011033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font-weight="bold" officeooo:rsid="00185d39" officeooo:paragraph-rsid="00185d3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paragraph-rsid="0011033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paragraph-rsid="000e08d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paragraph-rsid="0011033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paragraph-rsid="0014520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0e08d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11033a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1bbe29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e9b62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20d387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1bcf35" officeooo:paragraph-rsid="001bcf35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1e9b62" officeooo:paragraph-rsid="001e9b62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0e08d6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0ee023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officeooo:rsid="000e4549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bold" officeooo:rsid="000e8f14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bold" officeooo:rsid="0010562e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bold" officeooo:rsid="0010923a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161adc" style:font-weight-asian="bold" style:font-weight-complex="bold"/>
    </style:style>
    <style:style style:name="T10" style:family="text">
      <style:text-properties fo:font-variant="normal" fo:text-transform="none" fo:letter-spacing="normal" fo:font-style="normal" officeooo:rsid="000e08d6" style:font-weight-asian="bold" style:font-weight-complex="bold"/>
    </style:style>
    <style:style style:name="T11" style:family="text">
      <style:text-properties fo:font-variant="normal" fo:text-transform="none" fo:letter-spacing="normal" fo:font-style="normal" officeooo:rsid="000e4549"/>
    </style:style>
    <style:style style:name="T12" style:family="text">
      <style:text-properties fo:font-variant="normal" fo:text-transform="none" fo:letter-spacing="normal" fo:font-style="normal" officeooo:rsid="0010923a"/>
    </style:style>
    <style:style style:name="T13" style:family="text">
      <style:text-properties fo:font-variant="normal" fo:text-transform="none" fo:letter-spacing="normal" fo:font-style="normal" officeooo:rsid="00161adc"/>
    </style:style>
    <style:style style:name="T14" style:family="text">
      <style:text-properties fo:font-variant="normal" fo:text-transform="none" fo:letter-spacing="normal" fo:font-style="normal" officeooo:rsid="00185d39"/>
    </style:style>
    <style:style style:name="T15" style:family="text">
      <style:text-properties fo:font-variant="normal" fo:text-transform="none" fo:letter-spacing="normal" fo:font-style="normal" officeooo:rsid="0019e777"/>
    </style:style>
    <style:style style:name="T16" style:family="text">
      <style:text-properties fo:font-variant="normal" fo:text-transform="none" fo:letter-spacing="normal" fo:font-style="normal" officeooo:rsid="001a17c7"/>
    </style:style>
    <style:style style:name="T17" style:family="text">
      <style:text-properties fo:font-variant="normal" fo:text-transform="none" fo:letter-spacing="normal" fo:font-style="normal" officeooo:rsid="001bbe29"/>
    </style:style>
    <style:style style:name="T18" style:family="text">
      <style:text-properties fo:font-variant="normal" fo:text-transform="none" fo:letter-spacing="normal" fo:font-style="normal" officeooo:rsid="001cf1f7"/>
    </style:style>
    <style:style style:name="T19" style:family="text">
      <style:text-properties fo:font-variant="normal" fo:text-transform="none" fo:letter-spacing="normal" fo:font-style="normal" officeooo:rsid="00236695"/>
    </style:style>
    <style:style style:name="T20" style:family="text">
      <style:text-properties fo:font-variant="normal" fo:text-transform="none" fo:color="#000000" style:font-name="Times New Roman" fo:letter-spacing="normal" fo:font-style="normal" fo:font-weight="bold" officeooo:rsid="000e08d6" style:font-weight-asian="bold" style:font-weight-complex="bold"/>
    </style:style>
    <style:style style:name="T21" style:family="text">
      <style:text-properties fo:font-variant="normal" fo:text-transform="none" fo:color="#000000" style:font-name="Times New Roman" fo:letter-spacing="normal" fo:font-style="normal" officeooo:rsid="000e08d6"/>
    </style:style>
    <style:style style:name="T22" style:family="text">
      <style:text-properties fo:font-variant="normal" fo:text-transform="none" fo:color="#000000" style:font-name="Times New Roman" fo:letter-spacing="normal" fo:font-style="normal" officeooo:rsid="0011033a"/>
    </style:style>
    <style:style style:name="T23" style:family="text">
      <style:text-properties fo:font-variant="normal" fo:text-transform="none" fo:color="#000000" style:font-name="Times New Roman" fo:letter-spacing="normal" fo:font-style="normal" officeooo:rsid="0012a45c"/>
    </style:style>
    <style:style style:name="T24" style:family="text">
      <style:text-properties fo:font-variant="normal" fo:text-transform="none" fo:color="#000000" style:font-name="Times New Roman" fo:letter-spacing="normal" fo:font-style="normal" officeooo:rsid="00145202"/>
    </style:style>
    <style:style style:name="T25" style:family="text">
      <style:text-properties fo:font-variant="normal" fo:text-transform="none" fo:color="#000000" style:font-name="Times New Roman" fo:letter-spacing="normal" fo:font-style="normal" officeooo:rsid="00236695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officeooo:rsid="000e08d6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officeooo:rsid="00135085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bold" officeooo:rsid="000e08d6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bold" officeooo:rsid="00161adc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bold" officeooo:rsid="000bee1f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Times New Roman" fo:font-size="12pt" fo:letter-spacing="normal" fo:font-style="normal" fo:font-weight="normal" officeooo:rsid="00161adc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officeooo:rsid="00185d39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officeooo:rsid="000bee1f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officeooo:rsid="001bbe29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fo:font-weight="normal" officeooo:rsid="001f41db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fo:font-weight="normal" officeooo:rsid="001e9b62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Times New Roman" fo:font-size="12pt" fo:letter-spacing="normal" fo:font-style="normal" fo:font-weight="normal" officeooo:rsid="001fd72a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Times New Roman" fo:font-size="12pt" fo:letter-spacing="normal" fo:font-style="normal" fo:font-weight="normal" officeooo:rsid="0020d387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Times New Roman" fo:font-size="12pt" fo:letter-spacing="normal" fo:font-style="normal" fo:font-weight="normal" officeooo:rsid="00236695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Times New Roman" fo:font-size="12pt" fo:letter-spacing="normal" fo:font-style="normal" fo:font-weight="normal" officeooo:rsid="001f41db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font-name="Times New Roman" fo:font-size="12pt" fo:letter-spacing="normal" fo:font-style="normal" fo:font-weight="normal" officeooo:rsid="001e9b62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font-name="Times New Roman" fo:font-size="12pt" fo:letter-spacing="normal" fo:font-style="normal" fo:font-weight="normal" officeooo:rsid="0020d387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Times New Roman" officeooo:rsid="000c5a57"/>
    </style:style>
    <style:style style:name="T46" style:family="text">
      <style:text-properties fo:color="#000000" style:font-name="Times New Roman" officeooo:rsid="000e08d6"/>
    </style:style>
    <style:style style:name="T47" style:family="text">
      <style:text-properties officeooo:rsid="002366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essão de introdução: </text:p>
      <text:p text:style-name="P13"/>
      <text:p text:style-name="P17"><text:span text:style-name="T45">Adoção é tomar alguém como filho, dar o seu nome, escolher, desejar</text:span><text:span text:style-name="T46">, dedicar a outrem, cuidar</text:span><text:span text:style-name="T45">,</text:span><text:span text:style-name="T46"> reconhecer legalmente como filho e parte integrante da vida de uma família ou de uma casa. </text:span></text:p>
      <text:p text:style-name="P5"><text:span text:style-name="T2"/></text:p>
      <text:p text:style-name="P6"><text:span text:style-name="T12">O procedimento legal da</text:span><text:span text:style-name="T2"> adoção representa a oportunidade do exercício da paternidade/maternidade para pais que não puderam ter filhos biológicos ou que optaram por ter filhos sem vinculação genética, </text:span><text:span text:style-name="T10">conferindo para crianças/adolescentes todos os direitos e deveres de filho.</text:span></text:p>
      <text:p text:style-name="P20"><text:span text:style-name="T20"/></text:p>
      <text:p text:style-name="P10"><text:span text:style-name="T4">A</text:span><text:span text:style-name="T5">dvogada especiali</text:span><text:span text:style-name="T6">zada</text:span><text:span text:style-name="T5"> em processo de adoção de crianças e adolescentes. </text:span><text:span text:style-name="T4">Posso </text:span><text:span text:style-name="T5">te ajudar </text:span><text:span text:style-name="T7">a realizar o desejo de</text:span><text:span text:style-name="T5"> </text:span><text:span text:style-name="T8">ter um filho!</text:span></text:p>
      <text:p text:style-name="P10"><text:span text:style-name="T5"/></text:p>
      <text:p text:style-name="P10"><text:span text:style-name="T5">______________________________________________________________________________</text:span></text:p>
      <text:p text:style-name="P10"><text:span text:style-name="T5"/></text:p>
      <text:p text:style-name="P12"><text:span text:style-name="T11">S</text:span><text:span text:style-name="T1">essão de informação </text:span><text:span text:style-name="T18">e perguntas frequentes</text:span><text:span text:style-name="T1">:</text:span></text:p>
      <text:p text:style-name="P12"><text:span text:style-name="T1"/></text:p>
      <text:p text:style-name="P14"><text:span text:style-name="T1">PERGUNTAS FREQUENTES</text:span></text:p>
      <text:p text:style-name="P14"><text:span text:style-name="T1"/></text:p>
      <text:p text:style-name="P14"><text:span text:style-name="T1">Quem pode adotar? </text:span></text:p>
      <text:p text:style-name="P19"><text:span text:style-name="T23">H</text:span><text:span text:style-name="T22">omens e mulheres, não importa o seu estado civil, desde que sejam maiores de 18 </text:span><text:span text:style-name="T25">anos</text:span><text:span text:style-name="T22"> de idade, 16 anos mais velhos do que o adotado, com estáveis condições socioeconômicas, e ofereçam um ambiente familiar adequado </text:span><text:span text:style-name="T24">ao futuro filho</text:span><text:span text:style-name="T22">. </text:span></text:p>
      <text:p text:style-name="P18"><text:span text:style-name="T21"/></text:p>
      <text:p text:style-name="P18"><text:span text:style-name="T20">A criança adotada perde o vínculo jurídico com os pais biológicos?</text:span><text:span text:style-name="T21"> </text:span></text:p>
      <text:p text:style-name="P18"><text:span text:style-name="T21">Sim, todos os vínculos jurídicos com os pais biológicos e parentes são anulados com a adoção, salvo os impedimentos matrimoniais (para evitar casamentos entre irmãos e entre pais e filhos </text:span><text:span text:style-name="T22">do mesmo sangue</text:span><text:span text:style-name="T21">). </text:span></text:p>
      <text:p text:style-name="P18"><text:span text:style-name="T21"/></text:p>
      <text:p text:style-name="P18"><text:span text:style-name="T20">A família biológica pode conseguir seu filho de volta depois da adoção?</text:span><text:span text:style-name="T21"> </text:span></text:p>
      <text:p text:style-name="P16"><text:span text:style-name="T26">Não, depois de lavrada a sentença da adoção pelo juiz, ela é irreversível, e a família biológica perde todo e qualquer direito sobre a criança/adolescente. </text:span></text:p>
      <text:p text:style-name="P16"><text:span text:style-name="T26"/></text:p>
      <text:p text:style-name="P16"><text:span text:style-name="T29">Quais são os custos financeiros para o processo de adoção?</text:span><text:span text:style-name="T26"> </text:span></text:p>
      <text:p text:style-name="P16"><text:span text:style-name="T26">A inscrição, a avaliação e o acompanhamento, realizados por instância oficial, são absolutamente gratuitos. Caso os interessados optem por recorrer a serviços externos ao setor público, terão que pagar os honorários cobrados. </text:span></text:p>
      <text:p text:style-name="P16"><text:span text:style-name="T26"/></text:p>
      <text:p text:style-name="P21"><text:span text:style-name="T26">Quais atos legais formalizam a adoção? </text:span></text:p>
      <text:p text:style-name="P16"><text:span text:style-name="T26">Sendo lavrada a sentença, a criança/adolescente passará a ter uma </text:span><text:span text:style-name="T27">nova</text:span><text:span text:style-name="T26"> certidão de nascimento na qual os adotantes constarão como pais. O processo judicial será arquivado e o registro </text:span><text:span text:style-name="T27">civil </text:span><text:span text:style-name="T26">original do adotado será cancelado. </text:span></text:p>
      <text:p text:style-name="P1"/>
      <text:p text:style-name="P2">Quais são os tipos de adoção?</text:p>
      <text:p text:style-name="P3">Podem ser classificadas como:</text:p>
      <text:p text:style-name="P3"/>
      <text:p text:style-name="P4"><text:span text:style-name="T3">CONJUNTA</text:span><text:span text:style-name="T1">: </text:span><text:span text:style-name="T14">é </text:span><text:span text:style-name="T13">a hipótese em que o casal se apresenta como postulante à adoção de uma criança ou adolescente com a qual nenhum deles possui qualquer vínculo;</text:span></text:p>
      <text:p text:style-name="P4"><text:span text:style-name="T9">UNILATERAL</text:span><text:span text:style-name="T13">: </text:span><text:span text:style-name="T14">o</text:span><text:span text:style-name="T13">corre quando um cônjuge ou companheiro adota o filho do outro;</text:span></text:p>
      <text:p text:style-name="P22"><text:soft-page-break/><text:span text:style-name="T30">PÓSTUMA</text:span><text:span text:style-name="T33">: </text:span><text:span text:style-name="T34">ocorre quando </text:span><text:span text:style-name="T33">a adoção </text:span><text:span text:style-name="T41">é </text:span><text:span text:style-name="T33">levada a efeito </text:span><text:span text:style-name="T41">mesmo</text:span><text:span text:style-name="T33"> o adotante </text:span><text:span text:style-name="T41">falecendo</text:span><text:span text:style-name="T33"> no curso do procedimento.</text:span></text:p>
      <text:p text:style-name="P22"><text:span text:style-name="T30">INTUITU PERSONAE:</text:span><text:span text:style-name="T33"> </text:span><text:span text:style-name="T34">hipótese de</text:span><text:span text:style-name="T33"> adoção em que os pais biológicos influenciam diretamente na escolha da família;</text:span></text:p>
      <text:p text:style-name="P4"><text:span text:style-name="T9">INTERNACIONAL:</text:span><text:span text:style-name="T13"> </text:span><text:span text:style-name="T14">é</text:span><text:span text:style-name="T13"> aquela em que os postulantes são domiciliados fora do Brasil, independentemente da nacionalidade brasileira ou estrangeira.</text:span></text:p>
      <text:p text:style-name="P11"><text:span text:style-name="T3">À BRASILEIRA:</text:span><text:span text:style-name="T1"> </text:span><text:span text:style-name="T14">t</text:span><text:span text:style-name="T1">rata-se da situação em que uma pessoa registra filho alheio como próprio. Do ponto de vista jurídico, esta não é uma modalidade legítima de adoção. Pelo contrário, é ato tipificado como crime.</text:span></text:p>
      <text:p text:style-name="P11"><text:span text:style-name="T1">________________________________________________________________________________</text:span></text:p>
      <text:p text:style-name="P11"><text:span text:style-name="T1"/></text:p>
      <text:p text:style-name="P15"><text:span text:style-name="T1">Sessão de assistência:</text:span></text:p>
      <text:p text:style-name="P4"><text:span text:style-name="T1">Você quer tornar-se pai ou mãe por adoção? Sabe que existe uma forma correta e legal disto acontecer? </text:span><text:span text:style-name="T18">V</text:span><text:span text:style-name="T1">amos discutir o que você precisa saber e fazer para constituir uma família adotiva! </text:span></text:p>
      <text:p text:style-name="P4"><text:span text:style-name="T1"/></text:p>
      <text:p text:style-name="P4"><text:span text:style-name="T3">1º PASSO:</text:span><text:span text:style-name="T1"> </text:span><text:span text:style-name="T16">p</text:span><text:span text:style-name="T1">rocure o Fórum ou a Vara da Infância e da Juventude da sua cidade ou região, levando os seguintes documentos: </text:span></text:p>
      <text:p text:style-name="P7"><text:span text:style-name="T15"><text:s/>– </text:span><text:span text:style-name="T1">Certidão de nascimento ou casamento, ou declaração relativa ao período de união estável; </text:span></text:p>
      <text:p text:style-name="P7"><text:span text:style-name="T15"><text:s/>– </text:span><text:span text:style-name="T1">Cédula de identidade (RG); </text:span></text:p>
      <text:p text:style-name="P7"><text:span text:style-name="T15"><text:s/>– </text:span><text:span text:style-name="T1">Inscrição no Cadastro de Pessoas Físicas (CPF);</text:span></text:p>
      <text:p text:style-name="P7"><text:span text:style-name="T15"><text:s/>– </text:span><text:span text:style-name="T1">Comprovante de renda;</text:span></text:p>
      <text:p text:style-name="P7"><text:span text:style-name="T15"><text:s/>– </text:span><text:span text:style-name="T1">Comprovante de residência;</text:span></text:p>
      <text:p text:style-name="P7"><text:span text:style-name="T15">– </text:span><text:span text:style-name="T1">Atestados de sanidade física e mental;</text:span></text:p>
      <text:p text:style-name="P8"><text:span text:style-name="T15">–</text:span><text:span text:style-name="T1"> Certidão negativa de distribuição cível;</text:span></text:p>
      <text:p text:style-name="P8"><text:span text:style-name="T15">–</text:span><text:span text:style-name="T1"> Certidão de antecedentes criminais;</text:span></text:p>
      <text:p text:style-name="P8"><text:span text:style-name="T1">Ao apresentar esses documentos, é necessário preencher </text:span><text:span text:style-name="T16">e protocolar </text:span><text:span text:style-name="T1">o requerimento para habilitação à adoção.</text:span></text:p>
      <text:p text:style-name="P7"><text:span text:style-name="T3">2º PASSO</text:span><text:span text:style-name="T1">: </text:span><text:span text:style-name="T16">o</text:span><text:span text:style-name="T1">s documentos apresentados serão analisados e remetidos ao Ministério Público para aprovação e seguimento do processo. </text:span></text:p>
      <text:p text:style-name="P7"><text:span text:style-name="T3">3º PASSO</text:span><text:span text:style-name="T1">: </text:span><text:span text:style-name="T16">p</text:span><text:span text:style-name="T1">articipação em entrevista psicossocial e visita domiciliar.</text:span></text:p>
      <text:p text:style-name="P7"><text:span text:style-name="T3">4º PASSO</text:span><text:span text:style-name="T1">: </text:span><text:span text:style-name="T16">p</text:span><text:span text:style-name="T1">articipação em programa de preparação para adoção ou curso.</text:span></text:p>
      <text:p text:style-name="P7"><text:span text:style-name="T3">5º PASSO</text:span><text:span text:style-name="T1">: </text:span><text:span text:style-name="T16">a</text:span><text:span text:style-name="T1">nálise do requerimento pela autoridade judiciária e sentença deferindo ou não o pedido de habilitação à adoção.</text:span></text:p>
      <text:p text:style-name="P7"><text:span text:style-name="T3">6º PASSO</text:span><text:span text:style-name="T1">: </text:span><text:span text:style-name="T17">c</text:span><text:span text:style-name="T15">om o deferimento, haverá </text:span><text:span text:style-name="T16">a inserção do nome do(s) pretendente(s) no cadastro estadual, e, caso opte, no</text:span><text:span text:style-name="T1"> Cadastro Nacional de Adoção (CNA).</text:span></text:p>
      <text:p text:style-name="P9"><text:soft-page-break/><text:span text:style-name="T3">7º PASSO</text:span><text:span text:style-name="T1">: </text:span><text:span text:style-name="T17">aqui, inicia-se a fase de busca de uma</text:span><text:span text:style-name="T1"> família para a criança/adolescente. Quando se busca uma família para uma criança/adolescente cujo perfil corresponda ao definido pelo postulante, este será contatado pelo Poder Judiciário, respeitando-se a ordem de classificação nos cadastros. Será apresentado o histórico de vida da criança/adolescente ao postulante e, se houver interesse, será permitida uma aproximação com a mesma. </text:span></text:p>
      <text:p text:style-name="P9"><text:span text:style-name="T3">8º PASSO</text:span><text:span text:style-name="T1">: </text:span><text:span text:style-name="T17">o</text:span><text:span text:style-name="T1"> postulante iniciará ação de adoção e, caso julgue procedente, o juiz concederá a este a guarda provisória da criança/adolescente. Nesse momento, ela passa a morar com a família, dando início ao estágio de convivência.</text:span></text:p>
      <text:p text:style-name="P23"><text:span text:style-name="T31">9º PASSO</text:span><text:span text:style-name="T35">: </text:span><text:span text:style-name="T36">o</text:span><text:span text:style-name="T35"> tempo do estágio de convivência é determinado pelo juiz e depende das condições de adaptação e vinculação socioafetiva da criança/adolescente e de toda a família. O juiz profere a sentença de adoção e determina a confecção do novo registro de nascimento, já com o sobrenome da nova família. Nesse momento, a criança/adolescente passa a ter todos os direitos de um filho. </text:span></text:p>
      <text:p text:style-name="P23"><text:span text:style-name="T35"/></text:p>
      <text:p text:style-name="P23"><text:span text:style-name="T35">______________________________________________________________________________</text:span></text:p>
      <text:p text:style-name="P23"><text:span text:style-name="T35"/></text:p>
      <text:p text:style-name="P26"><text:span text:style-name="T31">S</text:span><text:span text:style-name="T28">essão de depoimento:</text:span><text:span text:style-name="T32"> sem considerações.</text:span></text:p>
      <text:p text:style-name="P26"><text:span text:style-name="T32">______________________________________________________________________________</text:span></text:p>
      <text:p text:style-name="P27"><text:span text:style-name="T32"/></text:p>
      <text:p text:style-name="P26"><text:span text:style-name="T28">Sessão de contato:</text:span><text:span text:style-name="T32"> </text:span></text:p>
      <text:p text:style-name="P26"><text:span text:style-name="T32">Atendimento presencial, online </text:span><text:span text:style-name="T40">e</text:span><text:span text:style-name="T32"> </text:span><text:span text:style-name="T40">sem fronteiras.</text:span></text:p>
      <text:p text:style-name="P26"><text:span text:style-name="T32">Endereço físico: Rua Ceará, n° 3467, Patrimônio Velho, Votuporanga/SP, CEP 15505-167</text:span></text:p>
      <text:p text:style-name="P26"><text:span text:style-name="T32">Telefone: (17) 99791-3789</text:span></text:p>
      <text:p text:style-name="P26"><text:span text:style-name="T32"/></text:p>
      <text:p text:style-name="P26"><text:span text:style-name="T32">_______________________________________________________________________________</text:span></text:p>
      <text:p text:style-name="P26"><text:span text:style-name="T32"/></text:p>
      <text:p text:style-name="P24"><text:span text:style-name="T4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, 'Times New Roman', Times, serif"/>
    <style:font-face style:name="Helvetica" svg:font-family="Helvetica, Arial, sans-serif"/>
    <style:font-face style:name="Montserrat" svg:font-family="Montserrat, sans-serif"/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10T11:19:08.266000000</meta:creation-date>
    <dc:date>2023-12-11T17:45:08.568000000</dc:date>
    <meta:editing-duration>PT2H23M59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54" meta:word-count="838" meta:character-count="5797" meta:non-whitespace-character-count="4980"/>
  </office:meta>
</office:document-meta>
</file>